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Georgia1" svg:font-family="Georgia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cce0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3" style:family="graphic" style:parent-style-name="standard">
      <style:graphic-properties draw:stroke="solid" svg:stroke-width="0.071cm" svg:stroke-color="#ffffff" draw:fill="solid" draw:fill-color="#1ea5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5" style:family="graphic" style:parent-style-name="standard">
      <style:graphic-properties draw:stroke="solid" svg:stroke-width="0.071cm" svg:stroke-color="#ffffff" draw:fill="solid" draw:fill-color="#a5d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ffffff" draw:fill="solid" draw:fill-color="#ff0000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d0d2d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ffffff" draw:fill="solid" draw:fill-color="#4e629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ffffff" draw:fill="solid" draw:fill-color="#44556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fffff" draw:fill="solid" draw:fill-color="#ff0000" draw:opacity="4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e5e5d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ffffff" draw:fill="solid" draw:fill-color="#a4a48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ffffff" draw:fill="solid" draw:fill-color="#babaa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ffffff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bfbfbf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78c9f6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929267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solid" svg:stroke-width="0.071cm" svg:stroke-color="#ffffff" draw:fill="solid" draw:fill-color="#1ea5f0" draw:textarea-vertical-align="middle" draw:auto-grow-height="false" draw:fit-to-size="false" style:shrink-to-fit="false" fo:min-height="0cm" fo:min-width="0cm" fo:padding-top="0.039cm" fo:padding-bottom="0.039cm" fo:padding-left="0.039cm" fo:padding-right="0.039cm" fo:wrap-option="wrap"/>
    </style:style>
    <style:style style:name="gr22" style:family="graphic" style:parent-style-name="standard">
      <style:graphic-properties draw:stroke="none" svg:stroke-width="0cm" draw:fill="solid" draw:fill-color="#accff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cm" draw:fill="solid" draw:fill-color="#cce0f9" draw:textarea-vertical-align="middle" draw:auto-grow-height="false" draw:fit-to-size="false" style:shrink-to-fit="false" fo:min-height="0cm" fo:min-width="0cm" fo:padding-top="0.191cm" fo:padding-bottom="9.463cm" fo:padding-left="0.191cm" fo:padding-right="0.191cm" fo:wrap-option="wrap"/>
    </style:style>
    <style:style style:name="gr24" style:family="graphic" style:parent-style-name="standard">
      <style:graphic-properties draw:stroke="solid" svg:stroke-width="0.071cm" svg:stroke-color="#ffffff" draw:fill="solid" draw:fill-color="#1ea5f0" draw:textarea-vertical-align="middle" draw:auto-grow-height="false" draw:fit-to-size="false" style:shrink-to-fit="false" fo:min-height="0cm" fo:min-width="0cm" fo:padding-top="0.099cm" fo:padding-bottom="0.098cm" fo:padding-left="0.113cm" fo:padding-right="0.056cm" fo:wrap-option="wrap"/>
    </style:style>
    <style:style style:name="gr25" style:family="graphic" style:parent-style-name="standard">
      <style:graphic-properties draw:stroke="none" svg:stroke-width="0cm" draw:fill="solid" draw:fill-color="#bdd8f7" draw:opacity="4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ffffff" draw:fill="solid" draw:fill-color="#accff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77cm" fo:padding-bottom="0.277cm" fo:padding-left="0.277cm" fo:padding-right="0.277cm" fo:wrap-option="wrap"/>
    </style:style>
    <style:style style:name="gr28" style:family="graphic" style:parent-style-name="standard">
      <style:graphic-properties draw:stroke="solid" svg:stroke-width="0.071cm" svg:stroke-color="#ffffff" draw:fill="solid" draw:fill-color="#1ea5f0" draw:textarea-vertical-align="middle" draw:auto-grow-height="false" draw:fit-to-size="false" style:shrink-to-fit="false" fo:min-height="0cm" fo:min-width="0cm" fo:padding-top="0.042cm" fo:padding-bottom="0.042cm" fo:padding-left="0.042cm" fo:padding-right="0.042cm" fo:wrap-option="wrap"/>
    </style:style>
    <style:style style:name="gr29" style:family="graphic" style:parent-style-name="standard">
      <style:graphic-properties draw:stroke="solid" svg:stroke-width="0.026cm" svg:stroke-color="#1ea5f0" draw:fill="solid" draw:fill-color="#ffffff" draw:opacity="4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ub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2" style:family="presentation" style:parent-style-name="Title_20_Sub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Title_20_Sub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4" style:family="presentation" style:parent-style-name="Title_20_SubTitle_20_and_20_Content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5" style:family="presentation" style:parent-style-name="Title_20_Sub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6" style:family="presentation" style:parent-style-name="Title_20_SubTitle_20_and_20_Content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7" style:family="presentation" style:parent-style-name="Title_20_Sub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8" style:family="presentation" style:parent-style-name="Title_20_SubTitle_20_and_20_Content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9" style:family="presentation" style:parent-style-name="Title_20_Sub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10" style:family="presentation" style:parent-style-name="Title_20_SubTitle_20_and_20_Content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solid" draw:fill-color="#cce0f9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.123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1ea5f0"/>
      <style:paragraph-properties fo:text-align="start"/>
      <style:text-properties fo:font-size="18pt"/>
    </style:style>
    <style:style style:name="P7" style:family="paragraph">
      <loext:graphic-properties draw:fill="solid" draw:fill-color="#a5dbf9"/>
      <style:paragraph-properties fo:text-align="start"/>
      <style:text-properties fo:font-size="18pt"/>
    </style:style>
    <style:style style:name="P8" style:family="paragraph">
      <loext:graphic-properties draw:fill="solid" draw:fill-color="#ff0000" draw:opacity="70%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solid" draw:fill-color="#d0d2dc"/>
      <style:paragraph-properties fo:text-align="start"/>
      <style:text-properties fo:font-size="18pt"/>
    </style:style>
    <style:style style:name="P12" style:family="paragraph">
      <loext:graphic-properties draw:fill="solid" draw:fill-color="#4e6293"/>
      <style:paragraph-properties fo:text-align="start"/>
      <style:text-properties fo:font-size="18pt"/>
    </style:style>
    <style:style style:name="P13" style:family="paragraph">
      <loext:graphic-properties draw:fill="solid" draw:fill-color="#445567"/>
      <style:paragraph-properties fo:text-align="start"/>
      <style:text-properties fo:font-size="18pt"/>
    </style:style>
    <style:style style:name="P14" style:family="paragraph">
      <loext:graphic-properties draw:fill="solid" draw:fill-color="#ff0000" draw:opacity="40%"/>
      <style:paragraph-properties fo:text-align="start"/>
      <style:text-properties fo:font-size="18pt"/>
    </style:style>
    <style:style style:name="P15" style:family="paragraph">
      <loext:graphic-properties draw:fill="solid" draw:fill-color="#e5e5dc"/>
      <style:paragraph-properties fo:text-align="start"/>
      <style:text-properties fo:font-size="18pt"/>
    </style:style>
    <style:style style:name="P16" style:family="paragraph">
      <loext:graphic-properties draw:fill="solid" draw:fill-color="#a4a488"/>
      <style:paragraph-properties fo:text-align="start"/>
      <style:text-properties fo:font-size="18pt"/>
    </style:style>
    <style:style style:name="P17" style:family="paragraph">
      <loext:graphic-properties draw:fill="solid" draw:fill-color="#babaa3"/>
      <style:paragraph-properties fo:text-align="start"/>
      <style:text-properties fo:font-size="18pt"/>
    </style:style>
    <style:style style:name="P18" style:family="paragraph">
      <loext:graphic-properties draw:fill="solid" draw:fill-color="#ff0000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+mn-lt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 fo:hyphenate="false"/>
    </style:style>
    <style:style style:name="P24" style:family="paragraph">
      <style:paragraph-properties fo:margin-left="0cm" fo:margin-right="0cm" fo:margin-top="0cm" fo:margin-bottom="0.136cm" fo:line-height="90%" fo:text-align="center" fo:text-indent="0cm" style:punctuation-wrap="hanging" style:writing-mode="lr-tb"/>
      <style:text-properties fo:font-size="18pt" fo:hyphenate="false"/>
    </style:style>
    <style:style style:name="P25" style:family="paragraph">
      <loext:graphic-properties draw:fill="solid" draw:fill-color="#1ea5f0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accff6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.141cm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30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size="18pt" fo:hyphenate="false"/>
    </style:style>
    <style:style style:name="P31" style:family="paragraph">
      <loext:graphic-properties draw:fill="solid" draw:fill-color="#cce0f9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.099cm" fo:line-height="90%" fo:text-align="center" fo:text-indent="0cm" style:punctuation-wrap="hanging" style:writing-mode="lr-tb"/>
      <style:text-properties fo:font-size="18pt" fo:hyphenate="false"/>
    </style:style>
    <style:style style:name="P33" style:family="paragraph">
      <loext:graphic-properties draw:fill="solid" draw:fill-color="#bdd8f7" draw:opacity="40%"/>
      <style:paragraph-properties fo:text-align="start"/>
      <style:text-properties fo:font-size="18pt"/>
    </style:style>
    <style:style style:name="P34" style:family="paragraph">
      <loext:graphic-properties draw:fill="solid" draw:fill-color="#accff6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cm" fo:margin-bottom="0.173cm" fo:line-height="90%" fo:text-align="center" fo:text-indent="0cm" style:punctuation-wrap="hanging" style:writing-mode="lr-tb"/>
      <style:text-properties fo:font-size="18pt" fo:hyphenate="false"/>
    </style:style>
    <style:style style:name="P36" style:family="paragraph">
      <style:paragraph-properties fo:margin-left="0cm" fo:margin-right="0cm" fo:margin-top="0cm" fo:margin-bottom="0.148cm" fo:line-height="90%" fo:text-align="center" fo:text-indent="0cm" style:punctuation-wrap="hanging" style:writing-mode="lr-tb"/>
      <style:text-properties fo:font-size="18pt" fo:hyphenate="false"/>
    </style:style>
    <style:style style:name="P37" style:family="paragraph">
      <loext:graphic-properties draw:fill="solid" draw:fill-color="#ffffff" draw:opacity="40%"/>
      <style:paragraph-properties fo:text-align="start"/>
      <style:text-properties fo:font-size="18pt"/>
    </style:style>
    <style:style style:name="T1" style:family="text">
      <style:text-properties fo:font-variant="normal" fo:text-transform="none" fo:color="#1ea5f0" style:text-line-through-style="none" style:text-line-through-type="none" style:text-position="0% 100%" style:font-name="Georg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343d41" style:text-line-through-style="none" style:text-line-through-type="none" style:text-position="0% 100%" style:font-name="Georgia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999ea0" style:text-line-through-style="none" style:text-line-through-type="none" style:text-position="0% 100%" style:font-name="Georgia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font-variant="normal" fo:text-transform="none" fo:color="#1ea5f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343d41" style:text-line-through-style="none" style:text-line-through-type="none" style:text-position="0% 100%" style:font-name="Georgi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Georgia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343d41" style:text-line-through-style="none" style:text-line-through-type="none" style:text-position="0% 100%" style:font-name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343d41" style:text-line-through-style="none" style:text-line-through-type="none" style:text-position="0% 100%" style:font-name="Georg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Georgi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variant="normal" fo:text-transform="none" fo:color="#343d41" style:text-line-through-style="none" style:text-line-through-type="none" style:text-position="0% 100%" style:font-name="Georgi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Georgi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ea5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43d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999e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ea5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ea5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4.2cm" text:min-label-width="0.6cm"/>
        <style:text-properties fo:color="#1ea5f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0.001cm" text:min-label-width="0.502cm"/>
        <style:text-properties fo:font-family="Arial" style:font-family-generic="swiss" style:font-pitch="variable" fo:color="#1ea5f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ftwarelieferketten heute" draw:style-name="dp1" draw:master-page-name="Title_20_SubTitle_20_and_20_Content">
        <draw:frame draw:name="Title 7" presentation:style-name="pr1" draw:text-style-name="P2" draw:layer="layout" svg:width="22.799cm" svg:height="1.299cm" svg:x="1.3cm" svg:y="1cm" presentation:class="title" presentation:user-transformed="true">
          <draw:text-box>
            <text:p text:style-name="P1"><text:span text:style-name="T1">Softwarelieferketten heute</text:span></text:p>
          </draw:text-box>
        </draw:frame>
        <draw:g>
          <draw:custom-shape draw:style-name="gr1" draw:text-style-name="P3" draw:layer="layout" svg:width="8.2cm" svg:height="4.049cm" svg:x="8.586cm" svg:y="9.038cm">
            <text:p/>
  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6 *?f4 /?f10 "/>
              <draw:equation draw:name="f12" draw:formula="logwidth+0-?f11 "/>
              <draw:equation draw:name="f13" draw:formula="logwidth"/>
              <draw:equation draw:name="f14" draw:formula="logheight"/>
              <draw:handle draw:handle-position="?f13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" draw:text-style-name="P5" draw:layer="layout" svg:width="2.378cm" svg:height="4.049cm" svg:x="9.008cm" svg:y="6.001cm">
            <text:p text:style-name="P4"><text:span text:style-name="T2">Compliance-Programm für eigene Softwa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" draw:text-style-name="P6" draw:layer="layout" svg:width="1.011cm" svg:height="1.011cm" svg:x="9.691cm" svg:y="10.5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4" draw:text-style-name="P5" draw:layer="layout" svg:width="2.378cm" svg:height="4.049cm" svg:x="10.533cm" svg:y="12.076cm">
            <text:p text:style-name="P4"><text:span text:style-name="T2">Abmahnung wegen Non-Compliance zugelieferter Produk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7" draw:layer="layout" svg:width="1.011cm" svg:height="1.011cm" svg:x="11.186cm" svg:y="10.5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" draw:text-style-name="P5" draw:layer="layout" svg:width="2.378cm" svg:height="4.049cm" svg:x="12.186cm" svg:y="6.001cm">
            <text:p text:style-name="P4"><text:span text:style-name="T2">Compliance-Programms auch für zugelieferte Produk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8" draw:layer="layout" svg:width="1.011cm" svg:height="1.011cm" svg:x="12.869cm" svg:y="10.5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ext Placeholder 9" presentation:style-name="pr2" draw:text-style-name="P10" draw:layer="layout" svg:width="22.797cm" svg:height="1.401cm" svg:x="1.301cm" svg:y="2.5cm" presentation:class="outline" presentation:user-transformed="true">
          <draw:text-box>
            <text:p text:style-name="P9"><text:span text:style-name="T3">Wiederholung der Compliance-Bemühungen</text:span></text:p>
          </draw:text-box>
        </draw:frame>
        <draw:g>
          <draw:custom-shape draw:style-name="gr7" draw:text-style-name="P11" draw:layer="layout" svg:width="8.2cm" svg:height="4.049cm" svg:x="0.385cm" svg:y="9.038cm">
            <text:p/>
  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6 *?f4 /?f10 "/>
              <draw:equation draw:name="f12" draw:formula="logwidth+0-?f11 "/>
              <draw:equation draw:name="f13" draw:formula="logwidth"/>
              <draw:equation draw:name="f14" draw:formula="logheight"/>
              <draw:handle draw:handle-position="?f13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" draw:text-style-name="P5" draw:layer="layout" svg:width="2.378cm" svg:height="4.049cm" svg:x="0.674cm" svg:y="6.001cm">
            <text:p text:style-name="P4"><text:span text:style-name="T2">Compliance-Programm für eigene Softwa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12" draw:layer="layout" svg:width="1.011cm" svg:height="1.011cm" svg:x="1.373cm" svg:y="10.5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4" draw:text-style-name="P5" draw:layer="layout" svg:width="2.378cm" svg:height="4.049cm" svg:x="2.344cm" svg:y="12.076cm">
            <text:p text:style-name="P4"><text:span text:style-name="T2">Abmahnung wegen Non-Compliance zugelieferter Produk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13" draw:layer="layout" svg:width="1.011cm" svg:height="1.011cm" svg:x="3.038cm" svg:y="10.5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" draw:text-style-name="P5" draw:layer="layout" svg:width="2.378cm" svg:height="4.049cm" svg:x="4.185cm" svg:y="6.001cm">
            <text:p text:style-name="P4"><text:span text:style-name="T2">Compliance-Programms auch für zugelieferte Produk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4" draw:layer="layout" svg:width="1.011cm" svg:height="1.011cm" svg:x="4.785cm" svg:y="10.5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11" draw:text-style-name="P15" draw:layer="layout" svg:width="8.2cm" svg:height="4.049cm" svg:x="16.987cm" svg:y="9.038cm">
            <text:p/>
  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6 *?f4 /?f10 "/>
              <draw:equation draw:name="f12" draw:formula="logwidth+0-?f11 "/>
              <draw:equation draw:name="f13" draw:formula="logwidth"/>
              <draw:equation draw:name="f14" draw:formula="logheight"/>
              <draw:handle draw:handle-position="?f13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" draw:text-style-name="P5" draw:layer="layout" svg:width="2.378cm" svg:height="4.049cm" svg:x="17.408cm" svg:y="6.001cm">
            <text:p text:style-name="P4"><text:span text:style-name="T2">Compliance-Programm für eigene Softwa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6" draw:layer="layout" svg:width="1.011cm" svg:height="1.011cm" svg:x="18.092cm" svg:y="10.5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4" draw:text-style-name="P5" draw:layer="layout" svg:width="2.378cm" svg:height="4.049cm" svg:x="18.787cm" svg:y="12.076cm">
            <text:p text:style-name="P4"><text:span text:style-name="T2">Abmahnung wegen Non-Compliance zugelieferter Produk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17" draw:layer="layout" svg:width="1.011cm" svg:height="1.011cm" svg:x="19.549cm" svg:y="10.5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" draw:text-style-name="P5" draw:layer="layout" svg:width="2.378cm" svg:height="4.049cm" svg:x="20.387cm" svg:y="6.001cm">
            <text:p text:style-name="P4"><text:span text:style-name="T2">Compliance-Programms auch für zugelieferte Produk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18" draw:layer="layout" svg:width="1.011cm" svg:height="1.011cm" svg:x="21.07cm" svg:y="10.5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3" draw:style-name="gr15" draw:text-style-name="P5" draw:layer="layout" svg:width="8.4cm" svg:height="9.8cm" svg:x="0.185cm" svg:y="5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" draw:text-style-name="P5" draw:layer="layout" svg:width="8.2cm" svg:height="9.8cm" svg:x="8.586cm" svg:y="5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5" draw:layer="layout" svg:width="8.4cm" svg:height="9.8cm" svg:x="16.787cm" svg:y="5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8" draw:text-style-name="P2" draw:layer="layout" svg:width="5.01cm" svg:height="0.726cm" svg:x="1.375cm" svg:y="4.924cm">
          <text:p text:style-name="P19"><text:span text:style-name="T4">Unternehmen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8" draw:text-style-name="P5" draw:layer="layout" svg:width="5.067cm" svg:height="1.025cm" svg:x="10.186cm" svg:y="4.924cm">
          <text:p text:style-name="P20"><text:span text:style-name="T4">Unternehmen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9" draw:text-style-name="P5" draw:layer="layout" svg:width="4.994cm" svg:height="1.013cm" svg:x="18.431cm" svg:y="4.833cm">
          <text:p text:style-name="P21"><text:span text:style-name="T4">Unternehmen</text:span><text:span text:style-name="T5"> </text:span><text:span text:style-name="T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0" draw:layer="layout" svg:width="14.203cm" svg:height="10.657cm" svg:x="2.76cm" svg:y="2.134cm" draw:page-number="1" presentation:class="page"/>
          <draw:frame draw:name="Notes Placeholder 2" presentation:style-name="pr3" draw:text-style-name="P22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4" draw:text-style-name="P23" draw:layer="layout" svg:width="8.544cm" svg:height="1.42cm" svg:x="11.17cm" svg:y="27.003cm" presentation:class="page-number" presentation:user-transformed="true">
            <draw:text-box>
              <text:p/>
            </draw:text-box>
          </draw:frame>
        </presentation:notes>
      </draw:page>
      <draw:page draw:name="Die OpenChain-fähige Lieferkette" draw:style-name="dp1" draw:master-page-name="Title_20_SubTitle_20_and_20_Content">
        <draw:frame draw:name="Title 7" presentation:style-name="pr1" draw:text-style-name="P2" draw:layer="layout" svg:width="22.799cm" svg:height="1.299cm" svg:x="1.3cm" svg:y="1cm" presentation:class="title" presentation:user-transformed="true">
          <draw:text-box>
            <text:p text:style-name="P1"><text:span text:style-name="T1">Die OpenChain-fähige Lieferkette</text:span></text:p>
          </draw:text-box>
        </draw:frame>
        <draw:g>
          <draw:custom-shape draw:style-name="gr21" draw:text-style-name="P25" draw:layer="layout" svg:width="5.081cm" svg:height="5.081cm" svg:x="1.305cm" svg:y="8.122cm">
            <text:p text:style-name="P24"><text:span text:style-name="T6">Erfüllung der <text:s/>FOSS-Lizenzpflichten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26" draw:layer="layout" svg:width="2.946cm" svg:height="2.946cm" svg:x="6.799cm" svg:y="9.19cm">
            <text:p/>
  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style-name="gr21" draw:text-style-name="P25" draw:layer="layout" svg:width="5.081cm" svg:height="5.081cm" svg:x="10.159cm" svg:y="8.122cm">
            <text:p text:style-name="P24"><text:span text:style-name="T6">Niedrige Transaktionskosten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26" draw:layer="layout" svg:width="2.946cm" svg:height="2.946cm" svg:x="15.654cm" svg:y="9.19cm">
            <text:p/>
            <draw:enhanced-geometry draw:mirror-horizontal="false" draw:mirror-vertical="false" draw:text-areas="?f13 ?f10 ?f14 ?f11" svg:viewBox="0 0 0 0" draw:type="ooxml-mathEqual" draw:modifiers="23520 11760" draw:enhanced-path="M ?f13 ?f10 L ?f14 ?f10 ?f14 ?f8 ?f13 ?f8 Z M ?f13 ?f9 L ?f14 ?f9 ?f14 ?f11 ?f13 ?f11 Z N">
              <draw:equation draw:name="f0" draw:formula="if(0-$0 ,0,if(36745-$0 ,$0 ,36745))"/>
              <draw:equation draw:name="f1" draw:formula="?f0 *2/1"/>
              <draw:equation draw:name="f2" draw:formula="100000+0-2"/>
              <draw:equation draw:name="f3" draw:formula="if(0-$1 ,0,if(?f2 -$1 ,$1 ,?f2 ))"/>
              <draw:equation draw:name="f4" draw:formula="logheight*?f0 /100000"/>
              <draw:equation draw:name="f5" draw:formula="logheight*?f3 /200000"/>
              <draw:equation draw:name="f6" draw:formula="logwidth*73490/200000"/>
              <draw:equation draw:name="f7" draw:formula="logheight/2"/>
              <draw:equation draw:name="f8" draw:formula="?f7 +0-?f5 "/>
              <draw:equation draw:name="f9" draw:formula="?f7 +?f5 -0"/>
              <draw:equation draw:name="f10" draw:formula="?f8 +0-?f4 "/>
              <draw:equation draw:name="f11" draw:formula="?f9 +?f4 -0"/>
              <draw:equation draw:name="f12" draw:formula="logwidth/2"/>
              <draw:equation draw:name="f13" draw:formula="?f12 +0-?f6 "/>
              <draw:equation draw:name="f14" draw:formula="?f12 +?f6 -0"/>
              <draw:equation draw:name="f15" draw:formula="(?f10 +?f8 )/2"/>
              <draw:equation draw:name="f16" draw:formula="(?f9 +?f11 )/2"/>
              <draw:equation draw:name="f17" draw:formula="logwidth"/>
              <draw:handle draw:handle-position="0 ?f10" draw:handle-range-y-maximum="36745" draw:handle-range-y-minimum="0"/>
              <draw:handle draw:handle-position="?f17 ?f8" draw:handle-range-y-maximum="?f2" draw:handle-range-y-minimum="0"/>
            </draw:enhanced-geometry>
          </draw:custom-shape>
          <draw:custom-shape draw:style-name="gr21" draw:text-style-name="P25" draw:layer="layout" svg:width="5.081cm" svg:height="5.081cm" svg:x="19.014cm" svg:y="8.122cm">
            <text:p text:style-name="P24"><text:span text:style-name="T6">OpenChain-fähige Lieferkett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ext Placeholder 9" presentation:style-name="pr2" draw:text-style-name="P10" draw:layer="layout" svg:width="22.797cm" svg:height="1.401cm" svg:x="1.301cm" svg:y="2.5cm" presentation:class="outline" presentation:user-transformed="true">
          <draw:text-box>
            <text:p text:style-name="P9"><text:span text:style-name="T3">Zielvorstellung</text:span></text:p>
          </draw:text-box>
        </draw:frame>
        <presentation:notes draw:style-name="dp2">
          <draw:page-thumbnail draw:name="Slide Image Placeholder 1" draw:style-name="gr20" draw:layer="layout" svg:width="14.203cm" svg:height="10.657cm" svg:x="2.76cm" svg:y="2.134cm" draw:page-number="2" presentation:class="page"/>
          <draw:frame draw:name="Notes Placeholder 2" presentation:style-name="pr5" draw:text-style-name="P22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6" draw:text-style-name="P23" draw:layer="layout" svg:width="8.544cm" svg:height="1.42cm" svg:x="11.17cm" svg:y="27.003cm" presentation:class="page-number" presentation:user-transformed="true">
            <draw:text-box>
              <text:p/>
            </draw:text-box>
          </draw:frame>
        </presentation:notes>
      </draw:page>
      <draw:page draw:name="Das OpenChain-Projekt" draw:style-name="dp1" draw:master-page-name="Title_20_SubTitle_20_and_20_Content">
        <draw:frame draw:name="Title 7" presentation:style-name="pr1" draw:text-style-name="P2" draw:layer="layout" svg:width="22.799cm" svg:height="1.299cm" svg:x="1.3cm" svg:y="1cm" presentation:class="title" presentation:user-transformed="true">
          <draw:text-box>
            <text:p text:style-name="P1"><text:span text:style-name="T1">Das OpenChain-Projekt</text:span></text:p>
          </draw:text-box>
        </draw:frame>
        <draw:frame draw:name="Content Placeholder 8" presentation:style-name="pr2" draw:text-style-name="P29" draw:layer="layout" svg:width="22.799cm" svg:height="12.571cm" svg:x="1.299cm" svg:y="3.924cm" presentation:class="outline" presentation:user-transformed="true">
          <draw:text-box>
            <text:p text:style-name="P27"><text:span text:style-name="T7"><text:s/></text:span></text:p>
            <text:p text:style-name="P28"><text:span text:style-name="T7"/></text:p>
          </draw:text-box>
        </draw:frame>
        <draw:g>
          <draw:custom-shape draw:style-name="gr23" draw:text-style-name="P31" draw:layer="layout" svg:width="7.427cm" svg:height="13.244cm" svg:x="1.102cm" svg:y="3.881cm">
            <text:p text:style-name="P30"><text:span text:style-name="T8">OpenChainSpecificatio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5" draw:layer="layout" svg:width="5.941cm" svg:height="1.929cm" svg:x="1.844cm" svg:y="7.854cm">
            <text:p text:style-name="P32"><text:span text:style-name="T9">Kern des OpenChain-Projekts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5" draw:layer="layout" svg:width="5.941cm" svg:height="1.929cm" svg:x="1.844cm" svg:y="10.081cm">
            <text:p text:style-name="P32"><text:span text:style-name="T9">FestlegungminimalerProzessanforderung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5" draw:layer="layout" svg:width="5.941cm" svg:height="1.929cm" svg:x="1.844cm" svg:y="12.307cm">
            <text:p text:style-name="P32"><text:span text:style-name="T9">OrganisationenjederGröß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5" draw:layer="layout" svg:width="5.941cm" svg:height="1.929cm" svg:x="1.844cm" svg:y="14.534cm">
            <text:p text:style-name="P32"><text:span text:style-name="T9">AbstrakteBeschreibung der best practices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3" draw:text-style-name="P31" draw:layer="layout" svg:width="7.427cm" svg:height="13.244cm" svg:x="9.086cm" svg:y="3.881cm">
            <text:p text:style-name="P30"><text:span text:style-name="T8">OpenChainConformanc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5" draw:layer="layout" svg:width="5.941cm" svg:height="1.929cm" svg:x="9.829cm" svg:y="7.854cm">
            <text:p text:style-name="P32"><text:span text:style-name="T9">Nachweis, dass die Anforderungen der Specification erfüllt werd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5" draw:layer="layout" svg:width="5.941cm" svg:height="1.929cm" svg:x="9.829cm" svg:y="10.081cm">
            <text:p text:style-name="P32"><text:span text:style-name="T9">Durch Selbstzertifizierun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5" draw:layer="layout" svg:width="5.941cm" svg:height="1.929cm" svg:x="9.829cm" svg:y="12.307cm">
            <text:p text:style-name="P32"><text:span text:style-name="T9">Webbasiertes Tool oder Ausfüllen eines Fragebogens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5" draw:layer="layout" svg:width="5.941cm" svg:height="1.929cm" svg:x="9.829cm" svg:y="14.534cm">
            <text:p text:style-name="P32"><text:span text:style-name="T9">OpenChain Conformance-Logo alsNachweis/Werbun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3" draw:text-style-name="P31" draw:layer="layout" svg:width="7.427cm" svg:height="13.244cm" svg:x="17.071cm" svg:y="3.881cm">
            <text:p text:style-name="P30"><text:span text:style-name="T8">OpenChain Curriculum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5" draw:layer="layout" svg:width="5.941cm" svg:height="1.929cm" svg:x="17.814cm" svg:y="7.854cm">
            <text:p text:style-name="P32"><text:span text:style-name="T9">Schulungskonzept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5" draw:layer="layout" svg:width="5.941cm" svg:height="1.929cm" svg:x="17.814cm" svg:y="10.081cm">
            <text:p text:style-name="P32"><text:span text:style-name="T9">Schulungsunterlag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5" draw:layer="layout" svg:width="5.941cm" svg:height="1.929cm" svg:x="17.814cm" svg:y="12.307cm">
            <text:p text:style-name="P32"><text:span text:style-name="T9">Relevante Themen und rechtliche Herausforderung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5" draw:layer="layout" svg:width="5.941cm" svg:height="1.929cm" svg:x="17.814cm" svg:y="14.534cm">
            <text:p text:style-name="P32"><text:span text:style-name="T9">Für deutsches Recht nicht verfügbar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draw:page-thumbnail draw:name="Slide Image Placeholder 1" draw:style-name="gr20" draw:layer="layout" svg:width="14.203cm" svg:height="10.657cm" svg:x="2.76cm" svg:y="2.134cm" draw:page-number="3" presentation:class="page"/>
          <draw:frame draw:name="Notes Placeholder 2" presentation:style-name="pr7" draw:text-style-name="P22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8" draw:text-style-name="P23" draw:layer="layout" svg:width="8.544cm" svg:height="1.42cm" svg:x="11.17cm" svg:y="27.003cm" presentation:class="page-number" presentation:user-transformed="true">
            <draw:text-box>
              <text:p/>
            </draw:text-box>
          </draw:frame>
        </presentation:notes>
      </draw:page>
      <draw:page draw:name="Werden Sie Teil von OpenChain" draw:style-name="dp1" draw:master-page-name="Title_20_SubTitle_20_and_20_Content">
        <draw:frame draw:name="Title 7" presentation:style-name="pr1" draw:text-style-name="P2" draw:layer="layout" svg:width="22.799cm" svg:height="1.299cm" svg:x="1.3cm" svg:y="1cm" presentation:class="title" presentation:user-transformed="true">
          <draw:text-box>
            <text:p text:style-name="P1"><text:span text:style-name="T1">Werden Sie Teil von OpenChain</text:span></text:p>
          </draw:text-box>
        </draw:frame>
        <draw:g>
          <draw:custom-shape draw:style-name="gr25" draw:text-style-name="P33" draw:layer="layout" svg:width="11.288cm" svg:height="3.919cm" svg:x="7.138cm" svg:y="4.09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6" draw:text-style-name="P34" draw:layer="layout" svg:width="2.187cm" svg:height="1.399cm" svg:x="11.706cm" svg:y="13.693cm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27" draw:text-style-name="P5" draw:layer="layout" svg:width="10.5cm" svg:height="2.624cm" svg:x="7.549cm" svg:y="14.813cm">
            <text:p text:style-name="P35"><text:span text:style-name="T10">Werden Sie Teil von OpenChain!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" draw:text-style-name="P25" draw:layer="layout" svg:width="3.937cm" svg:height="3.937cm" svg:x="11.242cm" svg:y="8.316cm">
            <text:p text:style-name="P36"><text:span text:style-name="T11">Erklären der OpenChain-Conformanc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8" draw:text-style-name="P25" draw:layer="layout" svg:width="3.937cm" svg:height="3.937cm" svg:x="8.425cm" svg:y="5.362cm">
            <text:p text:style-name="P36"><text:span text:style-name="T11">Implemen-tieren und dokumen-tieren von Prozessen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8" draw:text-style-name="P25" draw:layer="layout" svg:width="3.937cm" svg:height="3.937cm" svg:x="12.45cm" svg:y="4.41cm">
            <text:p text:style-name="P36"><text:span text:style-name="T11">Prüfen der Specification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9" draw:text-style-name="P37" draw:layer="layout" svg:width="12.25cm" svg:height="9.8cm" svg:x="6.674cm" svg:y="3.612cm">
            <text:p/>
            <draw:enhanced-geometry draw:mirror-horizontal="false" draw:mirror-vertical="false" draw:text-areas="0 0 ?f35 ?f36" svg:viewBox="0 0 0 0" draw:type="ooxml-funnel" draw:enhanced-path="M ?f22 ?f23 L ?f30 ?f32 Z M ?f33 ?f4 Z N" drawooo:enhanced-path="M ?f22 ?f23 G ?f2 ?f4 ?f37 ?f38 L ?f30 ?f32 G ?f13 ?f14 ?f39 ?f40 Z M ?f33 ?f4 G ?f3 ?f5 ?f41 ?f42 Z N">
              <draw:equation draw:name="f0" draw:formula="min(logwidth,logheight)"/>
              <draw:equation draw:name="f1" draw:formula="?f0 *1/20"/>
              <draw:equation draw:name="f2" draw:formula="logwidth/2"/>
              <draw:equation draw:name="f3" draw:formula="?f2 +0-?f1 "/>
              <draw:equation draw:name="f4" draw:formula="logheight/4"/>
              <draw:equation draw:name="f5" draw:formula="?f4 +0-?f1 "/>
              <draw:equation draw:name="f6" draw:formula="?f2 *cos(pi*(480000)/10800000)"/>
              <draw:equation draw:name="f7" draw:formula="?f4 *sin(pi*(480000)/10800000)"/>
              <draw:equation draw:name="f8" draw:formula="(10800000*atan2(?f7 ,?f6 ))/pi"/>
              <draw:equation draw:name="f9" draw:formula="?f8 *2/1"/>
              <draw:equation draw:name="f10" draw:formula="10800000+0-?f8 "/>
              <draw:equation draw:name="f11" draw:formula="10800000+2-0"/>
              <draw:equation draw:name="f12" draw:formula="10800000+0-2"/>
              <draw:equation draw:name="f13" draw:formula="?f2 *1/4"/>
              <draw:equation draw:name="f14" draw:formula="?f4 *1/4"/>
              <draw:equation draw:name="f15" draw:formula="?f4 *cos(pi*(?f10 )/10800000)"/>
              <draw:equation draw:name="f16" draw:formula="?f2 *sin(pi*(?f10 )/10800000)"/>
              <draw:equation draw:name="f17" draw:formula="sqrt(?f15 *?f15 +?f16 *?f16 +0*0)"/>
              <draw:equation draw:name="f18" draw:formula="?f2 *?f4 /?f17 "/>
              <draw:equation draw:name="f19" draw:formula="?f18 *cos(pi*(?f10 )/10800000)"/>
              <draw:equation draw:name="f20" draw:formula="?f18 *sin(pi*(?f10 )/10800000)"/>
              <draw:equation draw:name="f21" draw:formula="logwidth/2"/>
              <draw:equation draw:name="f22" draw:formula="?f21 +?f19 -0"/>
              <draw:equation draw:name="f23" draw:formula="?f4 +?f20 -0"/>
              <draw:equation draw:name="f24" draw:formula="?f14 *cos(pi*(?f8 )/10800000)"/>
              <draw:equation draw:name="f25" draw:formula="?f13 *sin(pi*(?f8 )/10800000)"/>
              <draw:equation draw:name="f26" draw:formula="sqrt(?f24 *?f24 +?f25 *?f25 +0*0)"/>
              <draw:equation draw:name="f27" draw:formula="?f13 *?f14 /?f26 "/>
              <draw:equation draw:name="f28" draw:formula="?f27 *cos(pi*(?f8 )/10800000)"/>
              <draw:equation draw:name="f29" draw:formula="?f27 *sin(pi*(?f8 )/10800000)"/>
              <draw:equation draw:name="f30" draw:formula="?f21 +?f28 -0"/>
              <draw:equation draw:name="f31" draw:formula="logheight+0-?f14 "/>
              <draw:equation draw:name="f32" draw:formula="?f31 +?f29 -0"/>
              <draw:equation draw:name="f33" draw:formula="?f2 +0-?f3 "/>
              <draw:equation draw:name="f34" draw:formula="10800000*2/1"/>
              <draw:equation draw:name="f35" draw:formula="logwidth"/>
              <draw:equation draw:name="f36" draw:formula="logheight"/>
              <draw:equation draw:name="f37" draw:formula="(?f10 )/60000.0"/>
              <draw:equation draw:name="f38" draw:formula="(?f11 )/60000.0"/>
              <draw:equation draw:name="f39" draw:formula="(?f8 )/60000.0"/>
              <draw:equation draw:name="f40" draw:formula="(?f12 )/60000.0"/>
              <draw:equation draw:name="f41" draw:formula="(10800000)/60000.0"/>
              <draw:equation draw:name="f42" draw:formula="(-21600000)/60000.0"/>
            </draw:enhanced-geometry>
          </draw:custom-shape>
        </draw:g>
        <presentation:notes draw:style-name="dp2">
          <draw:page-thumbnail draw:name="Slide Image Placeholder 1" draw:style-name="gr20" draw:layer="layout" svg:width="14.203cm" svg:height="10.657cm" svg:x="2.76cm" svg:y="2.134cm" draw:page-number="4" presentation:class="page"/>
          <draw:frame draw:name="Notes Placeholder 2" presentation:style-name="pr9" draw:text-style-name="P22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0" draw:text-style-name="P23" draw:layer="layout" svg:width="8.544cm" svg:height="1.42cm" svg:x="11.17cm" svg:y="27.003cm" presentation:class="page-number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Georgia1" svg:font-family="Georgia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ubTitle_20_and_20_Content-background" style:display-name="Title SubTitle and Content-background" style:family="presentation">
      <style:graphic-properties draw:stroke="none" draw:fill="solid" draw:fill-color="#ffffff"/>
      <style:text-properties style:letter-kerning="true"/>
    </style:style>
    <style:style style:name="Title_20_SubTitle_20_and_20_Content-backgroundobjects" style:display-name="Title Sub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ubTitle_20_and_20_Content-notes" style:display-name="Title Sub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ubTitle_20_and_20_Content-outline1" style:display-name="Title SubTitle and Content-outline1" style:family="presentation">
      <style:graphic-properties draw:stroke="none" draw:fill="none" draw:auto-grow-height="false" draw:fit-to-size="shrink-to-fit" style:shrink-to-fit="true">
        <text:list-style style:name="Title_20_SubTitle_20_and_20_Content-outline1" style:display-name="Title Sub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43d41" style:text-outline="false" style:text-line-through-style="none" style:text-line-through-type="none" style:text-position="0% 100%" style:font-name="Georgia" fo:font-family="Georgia" style:font-family-generic="roman" style:font-pitch="variable" fo:font-size="16pt" fo:letter-spacing="normal" fo:language="en" fo:country="US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16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ubTitle_20_and_20_Content-outline2" style:display-name="Title SubTitle and Content-outline2" style:family="presentation" style:parent-style-name="Title_20_Sub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343d41" style:text-line-through-style="none" style:text-line-through-type="none" style:text-position="0% 100%" style:font-name="Georgia" fo:font-family="Georgia" style:font-family-generic="roman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ubTitle_20_and_20_Content-outline3" style:display-name="Title SubTitle and Content-outline3" style:family="presentation" style:parent-style-name="Title_20_Sub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343d41" style:text-line-through-style="none" style:text-line-through-type="none" style:text-position="0% 100%" style:font-name="Georgia" fo:font-family="Georgia" style:font-family-generic="roman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ubTitle_20_and_20_Content-outline4" style:display-name="Title SubTitle and Content-outline4" style:family="presentation" style:parent-style-name="Title_20_Sub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343d41" style:text-line-through-style="none" style:text-line-through-type="none" style:text-position="0% 100%" style:font-name="Georgia" fo:font-family="Georgia" style:font-family-generic="roman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ubTitle_20_and_20_Content-outline5" style:display-name="Title SubTitle and Content-outline5" style:family="presentation" style:parent-style-name="Title_20_Sub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SubTitle_20_and_20_Content-outline6" style:display-name="Title SubTitle and Content-outline6" style:family="presentation" style:parent-style-name="Title_20_Sub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SubTitle_20_and_20_Content-outline7" style:display-name="Title SubTitle and Content-outline7" style:family="presentation" style:parent-style-name="Title_20_Sub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SubTitle_20_and_20_Content-outline8" style:display-name="Title SubTitle and Content-outline8" style:family="presentation" style:parent-style-name="Title_20_Sub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SubTitle_20_and_20_Content-outline9" style:display-name="Title SubTitle and Content-outline9" style:family="presentation" style:parent-style-name="Title_20_Sub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SubTitle_20_and_20_Content-subtitle" style:display-name="Title SubTitle and Content-subtitle" style:family="presentation">
      <style:graphic-properties draw:stroke="none" draw:fill="none" draw:textarea-vertical-align="middle">
        <text:list-style style:name="Title_20_SubTitle_20_and_20_Content-subtitle" style:display-name="Title Sub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ubTitle_20_and_20_Content-title" style:display-name="Title SubTitle and Content-title" style:family="presentation">
      <style:graphic-properties draw:stroke="none" draw:fill="none" draw:textarea-vertical-align="middle">
        <text:list-style style:name="Title_20_SubTitle_20_and_20_Content-title" style:display-name="Title Sub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43d41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ub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le_20_Sub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Title_20_Sub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" style:family="presentation" style:parent-style-name="Title_20_Sub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ub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8" style:family="paragraph">
      <style:paragraph-properties fo:margin-left="0cm" fo:margin-right="0cm" fo:margin-top="0cm" fo:margin-bottom="0.141cm" fo:text-align="start" fo:text-indent="0cm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.503cm" fo:margin-right="0cm" fo:margin-top="0cm" fo:margin-bottom="0.141cm" fo:text-align="start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1cm" fo:margin-right="0cm" fo:margin-top="0cm" fo:margin-bottom="0.141cm" fo:text-align="start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3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1ea5f0" style:text-line-through-style="none" style:text-line-through-type="none" style:text-position="0% 100%" style:font-name="Georg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2" style:family="text">
      <style:text-properties fo:font-variant="normal" fo:text-transform="none" fo:color="#343d41" style:text-line-through-style="none" style:text-line-through-type="none" style:text-position="0% 100%" style:font-name="Georgi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3" style:family="text">
      <style:text-properties fo:font-variant="normal" fo:text-transform="none" fo:color="#1ea5f0" style:text-line-through-style="none" style:text-line-through-type="none" style:text-position="0% 100%" style:font-name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343d41" style:text-line-through-style="none" style:text-line-through-type="none" style:text-position="0% 100%" style:font-name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999ea0" style:text-line-through-style="none" style:text-line-through-type="none" style:text-position="0% 100%" style:font-name="Georgia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MT6" style:family="text">
      <style:text-properties fo:font-variant="normal" fo:text-transform="none" fo:color="#1ea5f0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343d41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343d41" style:text-line-through-style="none" style:text-line-through-type="none" style:text-position="0% 100%" style:font-name="Georgia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fo:font-variant="normal" fo:text-transform="none" fo:color="#343d41" style:text-line-through-style="none" style:text-line-through-type="none" style:text-position="0% 100%" style:font-name="Georgia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ea5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343d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343d41" fo:font-size="100%"/>
      </text:list-level-style-number>
      <text:list-level-style-number text:level="2" style:num-format="">
        <style:list-level-properties text:space-before="1.5cm" text:min-label-width="0.9cm"/>
        <style:text-properties fo:color="#1ea5f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343d41" fo:font-size="100%"/>
      </text:list-level-style-number>
      <text:list-level-style-number text:level="2" style:num-format="">
        <style:list-level-properties text:space-before="1.5cm" text:min-label-width="0.9cm"/>
        <style:text-properties fo:color="#1ea5f0" fo:font-size="100%"/>
      </text:list-level-style-number>
      <text:list-level-style-number text:level="3" style:num-format="">
        <style:list-level-properties text:space-before="2.8cm" text:min-label-width="0.8cm"/>
        <style:text-properties fo:color="#343d41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343d41" fo:font-size="100%"/>
      </text:list-level-style-number>
      <text:list-level-style-number text:level="2" style:num-format="">
        <style:list-level-properties text:space-before="1.5cm" text:min-label-width="0.9cm"/>
        <style:text-properties fo:color="#1ea5f0" fo:font-size="100%"/>
      </text:list-level-style-number>
      <text:list-level-style-number text:level="3" style:num-format="">
        <style:list-level-properties text:space-before="2.8cm" text:min-label-width="0.8cm"/>
        <style:text-properties fo:color="#343d41" fo:font-size="100%"/>
      </text:list-level-style-number>
      <text:list-level-style-bullet text:level="4" text:bullet-char="•">
        <style:list-level-properties text:space-before="0.001cm" text:min-label-width="0.502cm"/>
        <style:text-properties fo:font-family="Arial" style:font-family-generic="swiss" style:font-pitch="variable" fo:color="#1ea5f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343d41" fo:font-size="100%"/>
      </text:list-level-style-number>
      <text:list-level-style-number text:level="2" style:num-format="">
        <style:list-level-properties text:space-before="1.5cm" text:min-label-width="0.9cm"/>
        <style:text-properties fo:color="#1ea5f0" fo:font-size="100%"/>
      </text:list-level-style-number>
      <text:list-level-style-number text:level="3" style:num-format="">
        <style:list-level-properties text:space-before="2.8cm" text:min-label-width="0.8cm"/>
        <style:text-properties fo:color="#343d41" fo:font-size="100%"/>
      </text:list-level-style-number>
      <text:list-level-style-bullet text:level="4" text:bullet-char="•">
        <style:list-level-properties text:space-before="0.001cm" text:min-label-width="0.502cm"/>
        <style:text-properties fo:font-family="Arial" style:font-family-generic="swiss" style:font-pitch="variable" fo:color="#1ea5f0" fo:font-size="100%"/>
      </text:list-level-style-bullet>
      <text:list-level-style-number text:level="5" style:num-format="">
        <style:list-level-properties text:space-before="5.4cm" text:min-label-width="0.6cm"/>
        <style:text-properties fo:color="#343d41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343d41" fo:font-size="100%"/>
      </text:list-level-style-number>
      <text:list-level-style-number text:level="2" style:num-format="">
        <style:list-level-properties text:space-before="1.5cm" text:min-label-width="0.9cm"/>
        <style:text-properties fo:color="#1ea5f0" fo:font-size="100%"/>
      </text:list-level-style-number>
      <text:list-level-style-number text:level="3" style:num-format="">
        <style:list-level-properties text:space-before="2.8cm" text:min-label-width="0.8cm"/>
        <style:text-properties fo:color="#343d41" fo:font-size="100%"/>
      </text:list-level-style-number>
      <text:list-level-style-bullet text:level="4" text:bullet-char="•">
        <style:list-level-properties text:space-before="0.001cm" text:min-label-width="0.502cm"/>
        <style:text-properties fo:font-family="Arial" style:font-family-generic="swiss" style:font-pitch="variable" fo:color="#1ea5f0" fo:font-size="100%"/>
      </text:list-level-style-bullet>
      <text:list-level-style-number text:level="5" style:num-format="">
        <style:list-level-properties text:space-before="5.4cm" text:min-label-width="0.6cm"/>
        <style:text-properties fo:color="#343d41" fo:font-size="100%"/>
      </text:list-level-style-number>
      <text:list-level-style-bullet text:level="6" text:bullet-char="-">
        <style:list-level-properties text:space-before="0.503cm" text:min-label-width="0.502cm"/>
        <style:text-properties style:font-name="Georgia" fo:color="#1ea5f0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343d41" fo:font-size="100%"/>
      </text:list-level-style-number>
      <text:list-level-style-number text:level="2" style:num-format="">
        <style:list-level-properties text:space-before="1.5cm" text:min-label-width="0.9cm"/>
        <style:text-properties fo:color="#1ea5f0" fo:font-size="100%"/>
      </text:list-level-style-number>
      <text:list-level-style-number text:level="3" style:num-format="">
        <style:list-level-properties text:space-before="2.8cm" text:min-label-width="0.8cm"/>
        <style:text-properties fo:color="#343d41" fo:font-size="100%"/>
      </text:list-level-style-number>
      <text:list-level-style-bullet text:level="4" text:bullet-char="•">
        <style:list-level-properties text:space-before="0.001cm" text:min-label-width="0.502cm"/>
        <style:text-properties fo:font-family="Arial" style:font-family-generic="swiss" style:font-pitch="variable" fo:color="#1ea5f0" fo:font-size="100%"/>
      </text:list-level-style-bullet>
      <text:list-level-style-number text:level="5" style:num-format="">
        <style:list-level-properties text:space-before="5.4cm" text:min-label-width="0.6cm"/>
        <style:text-properties fo:color="#343d41" fo:font-size="100%"/>
      </text:list-level-style-number>
      <text:list-level-style-bullet text:level="6" text:bullet-char="-">
        <style:list-level-properties text:space-before="0.503cm" text:min-label-width="0.502cm"/>
        <style:text-properties style:font-name="Georgia" fo:color="#1ea5f0" fo:font-size="100%"/>
      </text:list-level-style-bullet>
      <text:list-level-style-number text:level="7" style:num-format="">
        <style:list-level-properties text:space-before="7.8cm" text:min-label-width="0.6cm"/>
        <style:text-properties fo:color="#1ea5f0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343d41" fo:font-size="100%"/>
      </text:list-level-style-number>
      <text:list-level-style-number text:level="2" style:num-format="">
        <style:list-level-properties text:space-before="1.5cm" text:min-label-width="0.9cm"/>
        <style:text-properties fo:color="#1ea5f0" fo:font-size="100%"/>
      </text:list-level-style-number>
      <text:list-level-style-number text:level="3" style:num-format="">
        <style:list-level-properties text:space-before="2.8cm" text:min-label-width="0.8cm"/>
        <style:text-properties fo:color="#343d41" fo:font-size="100%"/>
      </text:list-level-style-number>
      <text:list-level-style-bullet text:level="4" text:bullet-char="•">
        <style:list-level-properties text:space-before="0.001cm" text:min-label-width="0.502cm"/>
        <style:text-properties fo:font-family="Arial" style:font-family-generic="swiss" style:font-pitch="variable" fo:color="#1ea5f0" fo:font-size="100%"/>
      </text:list-level-style-bullet>
      <text:list-level-style-number text:level="5" style:num-format="">
        <style:list-level-properties text:space-before="5.4cm" text:min-label-width="0.6cm"/>
        <style:text-properties fo:color="#343d41" fo:font-size="100%"/>
      </text:list-level-style-number>
      <text:list-level-style-bullet text:level="6" text:bullet-char="-">
        <style:list-level-properties text:space-before="0.503cm" text:min-label-width="0.502cm"/>
        <style:text-properties style:font-name="Georgia" fo:color="#1ea5f0" fo:font-size="100%"/>
      </text:list-level-style-bullet>
      <text:list-level-style-number text:level="7" style:num-format="">
        <style:list-level-properties text:space-before="7.8cm" text:min-label-width="0.6cm"/>
        <style:text-properties fo:color="#1ea5f0" fo:font-size="100%"/>
      </text:list-level-style-number>
      <text:list-level-style-number text:level="8" style:num-suffix="." style:num-format="1">
        <style:list-level-properties text:space-before="0.001cm" text:min-label-width="0.502cm"/>
        <style:text-properties fo:color="#1ea5f0" fo:font-size="100%"/>
      </text:list-level-style-number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343d41" fo:font-size="100%"/>
      </text:list-level-style-number>
      <text:list-level-style-number text:level="2" style:num-format="">
        <style:list-level-properties text:space-before="1.5cm" text:min-label-width="0.9cm"/>
        <style:text-properties fo:color="#1ea5f0" fo:font-size="100%"/>
      </text:list-level-style-number>
      <text:list-level-style-number text:level="3" style:num-format="">
        <style:list-level-properties text:space-before="2.8cm" text:min-label-width="0.8cm"/>
        <style:text-properties fo:color="#343d41" fo:font-size="100%"/>
      </text:list-level-style-number>
      <text:list-level-style-bullet text:level="4" text:bullet-char="•">
        <style:list-level-properties text:space-before="0.001cm" text:min-label-width="0.502cm"/>
        <style:text-properties fo:font-family="Arial" style:font-family-generic="swiss" style:font-pitch="variable" fo:color="#1ea5f0" fo:font-size="100%"/>
      </text:list-level-style-bullet>
      <text:list-level-style-number text:level="5" style:num-format="">
        <style:list-level-properties text:space-before="5.4cm" text:min-label-width="0.6cm"/>
        <style:text-properties fo:color="#343d41" fo:font-size="100%"/>
      </text:list-level-style-number>
      <text:list-level-style-bullet text:level="6" text:bullet-char="-">
        <style:list-level-properties text:space-before="0.503cm" text:min-label-width="0.502cm"/>
        <style:text-properties style:font-name="Georgia" fo:color="#1ea5f0" fo:font-size="100%"/>
      </text:list-level-style-bullet>
      <text:list-level-style-number text:level="7" style:num-format="">
        <style:list-level-properties text:space-before="7.8cm" text:min-label-width="0.6cm"/>
        <style:text-properties fo:color="#1ea5f0" fo:font-size="100%"/>
      </text:list-level-style-number>
      <text:list-level-style-number text:level="8" style:num-suffix="." style:num-format="1">
        <style:list-level-properties text:space-before="0.001cm" text:min-label-width="0.502cm"/>
        <style:text-properties fo:color="#1ea5f0" fo:font-size="100%"/>
      </text:list-level-style-number>
      <text:list-level-style-number text:level="9" style:num-suffix="." style:num-format="a">
        <style:list-level-properties text:space-before="0.503cm" text:min-label-width="0.502cm"/>
        <style:text-properties fo:color="#1ea5f0" fo:font-size="100%"/>
      </text:list-level-style-number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999e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999ea0" fo:font-size="100%"/>
      </text:list-level-style-number>
      <text:list-level-style-number text:level="2" style:num-format="">
        <style:list-level-properties text:space-before="1.5cm" text:min-label-width="0.9cm"/>
        <style:text-properties fo:color="#1ea5f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999ea0" fo:font-size="100%"/>
      </text:list-level-style-number>
      <text:list-level-style-number text:level="2" style:num-format="">
        <style:list-level-properties text:space-before="1.5cm" text:min-label-width="0.9cm"/>
        <style:text-properties fo:color="#1ea5f0" fo:font-size="100%"/>
      </text:list-level-style-number>
      <text:list-level-style-number text:level="3" style:num-format="">
        <style:list-level-properties text:space-before="2.8cm" text:min-label-width="0.8cm"/>
        <style:text-properties fo:color="#343d41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999ea0" fo:font-size="100%"/>
      </text:list-level-style-number>
      <text:list-level-style-number text:level="2" style:num-format="">
        <style:list-level-properties text:space-before="1.5cm" text:min-label-width="0.9cm"/>
        <style:text-properties fo:color="#1ea5f0" fo:font-size="100%"/>
      </text:list-level-style-number>
      <text:list-level-style-number text:level="3" style:num-format="">
        <style:list-level-properties text:space-before="2.8cm" text:min-label-width="0.8cm"/>
        <style:text-properties fo:color="#343d41" fo:font-size="100%"/>
      </text:list-level-style-number>
      <text:list-level-style-bullet text:level="4" text:bullet-char="•">
        <style:list-level-properties text:space-before="0.001cm" text:min-label-width="0.502cm"/>
        <style:text-properties fo:font-family="Arial" style:font-family-generic="swiss" style:font-pitch="variable" fo:color="#1ea5f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fo:color="#999ea0" fo:font-size="100%"/>
      </text:list-level-style-number>
      <text:list-level-style-number text:level="2" style:num-format="">
        <style:list-level-properties text:space-before="1.5cm" text:min-label-width="0.9cm"/>
        <style:text-properties fo:color="#1ea5f0" fo:font-size="100%"/>
      </text:list-level-style-number>
      <text:list-level-style-number text:level="3" style:num-format="">
        <style:list-level-properties text:space-before="2.8cm" text:min-label-width="0.8cm"/>
        <style:text-properties fo:color="#343d41" fo:font-size="100%"/>
      </text:list-level-style-number>
      <text:list-level-style-bullet text:level="4" text:bullet-char="•">
        <style:list-level-properties text:space-before="0.001cm" text:min-label-width="0.502cm"/>
        <style:text-properties fo:font-family="Arial" style:font-family-generic="swiss" style:font-pitch="variable" fo:color="#1ea5f0" fo:font-size="100%"/>
      </text:list-level-style-bullet>
      <text:list-level-style-number text:level="5" style:num-format="">
        <style:list-level-properties text:space-before="5.4cm" text:min-label-width="0.6cm"/>
        <style:text-properties fo:color="#343d41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●">
        <style:list-level-properties text:min-label-width="0.6cm"/>
        <style:text-properties fo:font-family="StarSymbol" fo:color="#343d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ubTitle_20_and_20_Content" style:display-name="Title SubTitle and Content" style:page-layout-name="PM1" draw:style-name="Mdp1">
      <draw:frame draw:name="Title 1" presentation:style-name="Mpr1" draw:text-style-name="MP6" draw:layer="backgroundobjects" svg:width="22.799cm" svg:height="1.299cm" svg:x="1.3cm" svg:y="1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2" draw:layer="backgroundobjects" svg:width="22.799cm" svg:height="12.571cm" svg:x="1.3cm" svg:y="4.4cm" presentation:class="outline" presentation:user-transformed="true">
        <draw:text-box>
          <text:p text:style-name="MP7"><text:span text:style-name="MT2">Click to edit Master text styles</text:span></text:p>
          <text:p text:style-name="MP8"><text:span text:style-name="MT3">Second level</text:span></text:p>
          <text:p text:style-name="MP8"><text:span text:style-name="MT4">Third level</text:span></text:p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Fifth level</text:span></text:p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9"><text:span text:style-name="MT4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9"><text:span text:style-name="MT4">Eight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9"><text:span text:style-name="MT4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2" draw:text-style-name="MP14" draw:layer="backgroundobjects" svg:width="22.797cm" svg:height="1.401cm" svg:x="1.301cm" svg:y="2.5cm" presentation:class="outline" presentation:user-transformed="true">
        <draw:text-box>
          <text:p text:style-name="MP13"><text:span text:style-name="MT5">Click to edit Master text styles</text:span></text:p>
          <text:p text:style-name="MP8"><text:span text:style-name="MT6">Second level</text:span></text:p>
          <text:p text:style-name="MP8"><text:span text:style-name="MT7">Third level</text:span></text:p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7">Fifth level</text:span></text:p>
        </draw:text-box>
      </draw:frame>
      <draw:frame draw:name="Footer Placeholder 6" presentation:style-name="Mpr3" draw:text-style-name="MP15" draw:layer="backgroundobjects" svg:width="15.999cm" svg:height="0.499cm" svg:x="1.3cm" svg:y="18cm" presentation:class="footer" presentation:user-transformed="true">
        <draw:text-box>
          <text:p/>
        </draw:text-box>
      </draw:frame>
      <draw:frame draw:name="Slide Number Placeholder 8" presentation:style-name="Mpr3" draw:text-style-name="MP15" draw:layer="backgroundobjects" svg:width="2.999cm" svg:height="0.499cm" svg:x="1.301cm" svg:y="17.5cm" presentation:class="page-number" presentation:user-transformed="true">
        <draw:text-box>
          <text:p text:style-name="MP16"><text:span text:style-name="MT8">Slide</text:span><text:span text:style-name="MT9"> </text:span><text:span text:style-name="MT9"><text:page-number>&lt;number&gt;</text:page-number></text:span></text:p>
        </draw:text-box>
      </draw:frame>
      <presentation:notes style:page-layout-name="PM2">
        <draw:page-thumbnail presentation:style-name="Title_20_SubTitle_20_and_20_Content-title" draw:layer="backgroundobjects" svg:width="19.798cm" svg:height="11.136cm" svg:x="0.6cm" svg:y="2.257cm" presentation:class="page"/>
        <draw:frame presentation:style-name="Title_20_Sub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oftwarelieferketten heute</dc:title>
    <dc:creator>Shane Coughlan</dc:creator>
    <meta:editing-cycles>2</meta:editing-cycles>
    <dc:date>2018-04-19T08:42:05</dc:date>
    <meta:editing-duration>P0D</meta:editing-duration>
    <meta:generator>LibreOffice/6.0.0.3$MacOSX_X86_64 LibreOffice_project/64a0f66915f38c6217de274f0aa8e15618924765</meta:generator>
    <meta:document-statistic meta:object-count="10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